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fo:background-color="#ccffc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0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1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  <style:text-properties fo:color="#00cc00"/>
    </style:style>
    <style:style style:name="ce14" style:family="table-cell" style:parent-style-name="Default">
      <style:table-cell-properties fo:background-color="#ffcccc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cc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c"/>
    </style:style>
    <style:style style:name="ce20" style:family="table-cell" style:parent-style-name="Default" style:data-style-name="N37">
      <style:table-cell-properties fo:background-color="#ffffff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cccc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5" table:default-cell-style-name="ce17"/>
        <table:table-column table:style-name="co1" table:default-cell-style-name="ce4"/>
        <table:table-column table:style-name="co6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visibility="collapse" table:number-columns-repeated="4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8"/>
          <table:table-cell table:style-name="ce8" table:number-columns-repeated="5"/>
          <table:table-cell table:number-columns-repeated="2"/>
          <table:table-cell table:style-name="ce1" office:value-type="string" calcext:value-type="string" table:number-columns-spanned="4" table:number-rows-spanned="1">
            <text:p>Satyarajsinh Zala- Trainee (Android)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8"/>
          <table:table-cell table:number-columns-repeated="2"/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style-name="Default"/>
          <table:covered-table-cell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6" office:value-type="string" calcext:value-type="string">
            <text:p>Description</text:p>
          </table:table-cell>
          <table:table-cell table:number-columns-repeated="7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6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8"/>
          <table:table-cell office:value-type="date" office:date-value="2015-03-16" calcext:value-type="date">
            <text:p>16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17" calcext:value-type="date">
            <text:p>17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18" calcext:value-type="date">
            <text:p>18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19" calcext:value-type="date">
            <text:p>19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0" calcext:value-type="date">
            <text:p>20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3" calcext:value-type="date">
            <text:p>23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4" calcext:value-type="date">
            <text:p>24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5" calcext:value-type="date">
            <text:p>25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6" calcext:value-type="date">
            <text:p>26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7" calcext:value-type="date">
            <text:p>27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30" calcext:value-type="date">
            <text:p>30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31" calcext:value-type="date">
            <text:p>31/03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1" calcext:value-type="date">
            <text:p>01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2" calcext:value-type="date">
            <text:p>02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3" calcext:value-type="date">
            <text:p>03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6" calcext:value-type="date">
            <text:p>06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7" calcext:value-type="date">
            <text:p>07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8" calcext:value-type="date">
            <text:p>08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09" calcext:value-type="date">
            <text:p>09/04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LEAVE (Half Leave) : Rental Agreement</text:p>
          </table:table-cell>
          <table:table-cell table:number-columns-repeated="7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4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LEAVE : project practice</text:p>
          </table:table-cell>
          <table:table-cell table:number-columns-repeated="7"/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21" calcext:value-type="date">
            <text:p>21/04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LEAVE : project practice</text:p>
          </table:table-cell>
          <table:table-cell table:number-columns-repeated="7"/>
        </table:table-row>
        <table:table-row table:style-name="ro1">
          <table:table-cell office:value-type="date" office:date-value="2015-04-23" calcext:value-type="date">
            <text:p>23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23" calcext:value-type="date">
            <text:p>23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4-27" calcext:value-type="date">
            <text:p>27/04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Monday</text:p>
          </table:table-cell>
          <table:table-cell table:style-name="ce14" office:value-type="string" calcext:value-type="string">
            <text:p>LEAVE : project submission</text:p>
          </table:table-cell>
          <table:table-cell table:number-columns-repeated="7"/>
          <table:table-cell office:value-type="date" office:date-value="2015-04-24" calcext:value-type="date">
            <text:p>24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27" calcext:value-type="date">
            <text:p>27/04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Monday</text:p>
          </table:table-cell>
          <table:table-cell table:style-name="ce14" office:value-type="string" calcext:value-type="string">
            <text:p>LEAVE : project submission</text:p>
          </table:table-cell>
          <table:table-cell table:number-columns-repeated="7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28" calcext:value-type="date">
            <text:p>28/04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Tuesday</text:p>
          </table:table-cell>
          <table:table-cell table:style-name="ce22" office:value-type="string" calcext:value-type="string">
            <text:p>LEAVE : College Project Issue</text:p>
          </table:table-cell>
          <table:table-cell table:number-columns-repeated="7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29" calcext:value-type="date">
            <text:p>29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30" calcext:value-type="date">
            <text:p>30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1" calcext:value-type="date">
            <text:p>01/05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4" calcext:value-type="date">
            <text:p>04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5" calcext:value-type="date">
            <text:p>05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6" calcext:value-type="date">
            <text:p>06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7" calcext:value-type="date">
            <text:p>07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08" calcext:value-type="date">
            <text:p>08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5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09" calcext:value-type="date">
            <text:p>09/05/15</text:p>
          </table:table-cell>
          <table:table-cell office:value-type="float" office:value="37" calcext:value-type="float">
            <text:p>37</text:p>
          </table:table-cell>
          <table:table-cell table:style-name="ce15" office:value-type="string" calcext:value-type="string">
            <text:p>Satur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0" calcext:value-type="date">
            <text:p>10/05/15</text:p>
          </table:table-cell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Su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1" calcext:value-type="date">
            <text:p>11/05/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2" calcext:value-type="date">
            <text:p>12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3" calcext:value-type="date">
            <text:p>13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4" calcext:value-type="date">
            <text:p>14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5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15" calcext:value-type="date">
            <text:p>15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5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16" calcext:value-type="date">
            <text:p>16/05/15</text:p>
          </table:table-cell>
          <table:table-cell office:value-type="float" office:value="44" calcext:value-type="float">
            <text:p>44</text:p>
          </table:table-cell>
          <table:table-cell table:style-name="ce15" office:value-type="string" calcext:value-type="string">
            <text:p>Satur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7" calcext:value-type="date">
            <text:p>17/05/15</text:p>
          </table:table-cell>
          <table:table-cell office:value-type="float" office:value="45" calcext:value-type="float">
            <text:p>45</text:p>
          </table:table-cell>
          <table:table-cell table:style-name="ce15" office:value-type="string" calcext:value-type="string">
            <text:p>Su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8" calcext:value-type="date">
            <text:p>18/05/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9" calcext:value-type="date">
            <text:p>19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7"/>
          <table:table-cell office:value-type="date" office:date-value="2015-05-22" calcext:value-type="date">
            <text:p>22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3" calcext:value-type="date">
            <text:p>23/05/15</text:p>
          </table:table-cell>
          <table:table-cell office:value-type="float" office:value="49" calcext:value-type="float">
            <text:p>49</text:p>
          </table:table-cell>
          <table:table-cell table:style-name="ce15" office:value-type="string" calcext:value-type="string">
            <text:p>Satur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LEAVE : poor health</text:p>
          </table:table-cell>
          <table:table-cell table:number-columns-repeated="7"/>
          <table:table-cell office:value-type="date" office:date-value="2015-05-25" calcext:value-type="date">
            <text:p>25/05/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6" calcext:value-type="date">
            <text:p>26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6-05" calcext:value-type="date">
            <text:p>05/06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LEAVE : Personal reason</text:p>
          </table:table-cell>
          <table:table-cell table:number-columns-repeated="7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6-08" calcext:value-type="date">
            <text:p>08/06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Monday</text:p>
          </table:table-cell>
          <table:table-cell table:style-name="ce14" office:value-type="string" calcext:value-type="string">
            <text:p>LEAVE : Personal reason</text:p>
          </table:table-cell>
          <table:table-cell table:number-columns-repeated="7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9" calcext:value-type="date">
            <text:p>09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0" calcext:value-type="date">
            <text:p>10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1" calcext:value-type="date">
            <text:p>11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2" calcext:value-type="date">
            <text:p>12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5" calcext:value-type="date">
            <text:p>15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6" calcext:value-type="date">
            <text:p>16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7" calcext:value-type="date">
            <text:p>17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8" calcext:value-type="date">
            <text:p>18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9" calcext:value-type="date">
            <text:p>19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2" calcext:value-type="date">
            <text:p>22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3" calcext:value-type="date">
            <text:p>23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4" calcext:value-type="date">
            <text:p>24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5" calcext:value-type="date">
            <text:p>25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6" calcext:value-type="date">
            <text:p>26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9" calcext:value-type="date">
            <text:p>29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30" calcext:value-type="date">
            <text:p>30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1" calcext:value-type="date">
            <text:p>01/07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2" calcext:value-type="date">
            <text:p>02/07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3" calcext:value-type="date">
            <text:p>03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6" calcext:value-type="date">
            <text:p>06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7" calcext:value-type="date">
            <text:p>07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6" office:value-type="date" office:date-value="2015-07-09" calcext:value-type="date">
            <text:p>09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8" calcext:value-type="date">
            <text:p>08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9" calcext:value-type="date">
            <text:p>09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0" calcext:value-type="date">
            <text:p>10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3" calcext:value-type="date">
            <text:p>13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4" calcext:value-type="date">
            <text:p>14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5" calcext:value-type="date">
            <text:p>15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6" calcext:value-type="date">
            <text:p>16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7" calcext:value-type="date">
            <text:p>17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0" calcext:value-type="date">
            <text:p>20/07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2" calcext:value-type="date">
            <text:p>22/07/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1" calcext:value-type="date">
            <text:p>21/07/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3" calcext:value-type="date">
            <text:p>23/07/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2" calcext:value-type="date">
            <text:p>22/07/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3" calcext:value-type="date">
            <text:p>23/07/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4" calcext:value-type="date">
            <text:p>24/07/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7-28" calcext:value-type="date">
            <text:p>28/07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LEAVE : due to rain</text:p>
          </table:table-cell>
          <table:table-cell table:number-columns-repeated="7"/>
          <table:table-cell office:value-type="date" office:date-value="2015-07-27" calcext:value-type="date">
            <text:p>27/07/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9" calcext:value-type="date">
            <text:p>29/07/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8" calcext:value-type="date">
            <text:p>28/07/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9" calcext:value-type="date">
            <text:p>29/07/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31" calcext:value-type="date">
            <text:p>31/07/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30" calcext:value-type="date">
            <text:p>30/07/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31" calcext:value-type="date">
            <text:p>31/07/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3" calcext:value-type="date">
            <text:p>03/08/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5" calcext:value-type="date">
            <text:p>05/08/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4" calcext:value-type="date">
            <text:p>04/08/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5" calcext:value-type="date">
            <text:p>05/08/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6" calcext:value-type="date">
            <text:p>06/08/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0" calcext:value-type="date">
            <text:p>10/08/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7" calcext:value-type="date">
            <text:p>07/08/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1" calcext:value-type="date">
            <text:p>11/08/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8-10" calcext:value-type="date">
            <text:p>10/08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Monday</text:p>
          </table:table-cell>
          <table:table-cell table:style-name="ce14" office:value-type="string" calcext:value-type="string">
            <text:p>LEAVE : Medical Imergency</text:p>
          </table:table-cell>
          <table:table-cell table:number-columns-repeated="7"/>
        </table:table-row>
        <table:table-row table:style-name="ro1">
          <table:table-cell office:value-type="date" office:date-value="2015-08-12" calcext:value-type="date">
            <text:p>12/08/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1" calcext:value-type="date">
            <text:p>11/08/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2" calcext:value-type="date">
            <text:p>12/08/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4" calcext:value-type="date">
            <text:p>14/08/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3" calcext:value-type="date">
            <text:p>13/08/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7" calcext:value-type="date">
            <text:p>17/08/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4" calcext:value-type="date">
            <text:p>14/08/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7" calcext:value-type="date">
            <text:p>17/08/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9" calcext:value-type="date">
            <text:p>19/08/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8" calcext:value-type="date">
            <text:p>18/08/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20" calcext:value-type="date">
            <text:p>20/08/1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9" calcext:value-type="date">
            <text:p>19/08/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21" calcext:value-type="date">
            <text:p>21/08/1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20" calcext:value-type="date">
            <text:p>20/08/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24" calcext:value-type="date">
            <text:p>24/08/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21" calcext:value-type="date">
            <text:p>21/08/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7" office:value-type="date" office:date-value="2015-08-25" calcext:value-type="date">
            <text:p>25/08/1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Holiday</text:p>
          </table:table-cell>
          <table:table-cell table:number-columns-repeated="7"/>
          <table:table-cell office:value-type="date" office:date-value="2015-08-24" calcext:value-type="date">
            <text:p>24/08/1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8-26" calcext:value-type="date">
            <text:p>26/08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D : Could not came</text:p>
          </table:table-cell>
          <table:table-cell table:number-columns-repeated="7"/>
          <table:table-cell table:style-name="ce7" office:value-type="date" office:date-value="2015-08-25" calcext:value-type="date">
            <text:p>25/08/1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Holiday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8-27" calcext:value-type="date">
            <text:p>27/08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WD : Could not came</text:p>
          </table:table-cell>
          <table:table-cell table:number-columns-repeated="7"/>
          <table:table-cell table:style-name="ce5" office:value-type="date" office:date-value="2015-08-26" calcext:value-type="date">
            <text:p>26/08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D : Could not came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8-28" calcext:value-type="date">
            <text:p>28/08/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LEAVE : poor health</text:p>
          </table:table-cell>
          <table:table-cell table:number-columns-repeated="7"/>
          <table:table-cell table:style-name="ce20" office:value-type="date" office:date-value="2015-08-27" calcext:value-type="date">
            <text:p>27/08/15</text:p>
          </table:table-cell>
          <table:table-cell office:value-type="float" office:value="113" calcext:value-type="float">
            <text:p>113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31" calcext:value-type="date">
            <text:p>31/08/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20" office:value-type="date" office:date-value="2015-08-28" calcext:value-type="date">
            <text:p>28/08/15</text:p>
          </table:table-cell>
          <table:table-cell office:value-type="float" office:value="114" calcext:value-type="float">
            <text:p>114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3"/>
          <table:table-cell table:number-columns-repeated="8"/>
          <table:table-cell table:style-name="Default"/>
          <table:table-cell office:value-type="date" office:date-value="2015-08-31" calcext:value-type="date">
            <text:p>31/08/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13"/>
          <table:table-cell table:number-columns-repeated="8"/>
          <table:table-cell table:style-name="ce19" table:number-columns-spanned="3" table:number-rows-spanned="1"/>
          <table:covered-table-cell table:number-columns-repeated="2" table:style-name="Default"/>
          <table:table-cell table:number-columns-repeated="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09:11:00.176794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8-31T09:22:38.353209741</dc:date>
    <meta:editing-duration>PT1H13M</meta:editing-duration>
    <meta:editing-cycles>85</meta:editing-cycles>
    <meta:generator>LibreOffice/4.2.7.2$Linux_X86_64 LibreOffice_project/420m0$Build-2</meta:generator>
    <meta:document-statistic meta:table-count="1" meta:cell-count="1001" meta:object-count="0"/>
  </office:meta>
</office:document-meta>
</file>